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draw:marker-start-width="0.2cm" draw:marker-end-width="0.2cm" draw:fill="hatch" draw:fill-color="#ffffff" draw:fill-hatch-name="Black_20_45_20_Degrees_20_Wide" draw:fill-hatch-solid="false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svg:stroke-width="0.025cm" draw:marker-start-width="0.237cm" draw:marker-end-width="0.237cm" draw:fill="hatch" draw:fill-color="#ffffff" draw:fill-hatch-name="Black_20_45_20_Degrees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draw:marker-start-width="0.237cm" draw:marker-end-width="0.237cm" draw:fill="none" draw:fill-color="#ffffff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center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0.765cm"/>
    </style:style>
    <style:style style:name="gr6" style:family="graphic" style:parent-style-name="standard">
      <style:graphic-properties draw:stroke="none" draw:fill="none" fo:min-height="0.366cm"/>
    </style:style>
    <style:style style:name="gr7" style:family="graphic" style:parent-style-name="standard">
      <style:graphic-properties svg:stroke-width="0.025cm" draw:marker-start-width="0.237cm" draw:marker-end-width="0.237cm" draw:fill="hatch" draw:fill-color="#ffffff" draw:fill-hatch-name="Black_20_-45_20_Degrees" draw:textarea-horizontal-align="center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5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1.5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0.8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1.33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61cm" fo:min-width="1.719cm" fo:padding-top="0.076cm" fo:padding-bottom="0.076cm" fo:padding-left="0.051cm" fo:padding-right="0.051cm" draw:shadow-offset-x="0.305cm" draw:shadow-offset-y="0.305cm"/>
    </style:style>
    <style:style style:name="gr13" style:family="graphic" style:parent-style-name="objectwithoutfill">
      <style:graphic-properties svg:stroke-width="0.025cm" draw:marker-start="Arrowheads_20_1" draw:marker-start-width="0.237cm" draw:marker-end="Arrow" draw:marker-end-width="0.23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loext:graphic-properties draw:fill="hatch" draw:fill-color="#ffffff" draw:fill-hatch-name="Black_20_45_20_Degrees_20_Wide" draw:fill-hatch-solid="false"/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hatch" draw:fill-color="#ffffff" draw:fill-hatch-name="Black_20_45_20_Degrees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style:font-name="Courier New1" fo:font-size="9pt" style:font-size-asian="9pt" style:font-size-complex="9pt"/>
    </style:style>
    <style:style style:name="P6" style:family="paragraph">
      <loext:graphic-properties draw:fill="none" draw:fill-color="#ffffff"/>
      <style:text-properties style:font-name="Courier New1" fo:font-size="9pt" style:font-name-asian="Courier New1" style:font-size-asian="9pt" style:font-name-complex="Courier New1" style:font-size-complex="5.09999990463257pt"/>
    </style:style>
    <style:style style:name="P7" style:family="paragraph">
      <loext:graphic-properties draw:fill="none"/>
      <style:text-properties style:font-name="Courier New1" fo:font-size="9pt" style:font-name-asian="Courier New1" style:font-size-asian="9pt" style:font-name-complex="Courier New1" style:font-size-complex="5.09999990463257pt"/>
    </style:style>
    <style:style style:name="P8" style:family="paragraph">
      <loext:graphic-properties draw:fill="hatch" draw:fill-color="#ffffff" draw:fill-hatch-name="Black_20_-45_20_Degrees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Times New Roman1" fo:font-size="11pt" style:font-size-asian="9pt" style:font-size-complex="9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Times New Roman1" fo:font-size="11pt" style:font-size-asian="9pt" style:font-size-complex="9pt"/>
    </style:style>
    <style:style style:name="P12" style:family="paragraph">
      <style:paragraph-properties>
        <style:tab-stops/>
      </style:paragraph-properties>
    </style:style>
    <style:style style:name="P13" style:family="paragraph">
      <loext:graphic-properties draw:fill="solid" draw:fill-color="#ffffff"/>
      <style:paragraph-properties>
        <style:tab-stops/>
      </style:paragraph-properties>
      <style:text-properties style:font-name="Courier New1" fo:font-size="9pt" style:font-size-asian="9pt" style:font-size-complex="9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style:font-name="Courier New1" fo:font-size="9pt" style:font-size-asian="9pt" style:font-size-complex="9pt"/>
    </style:style>
    <style:style style:name="T2" style:family="text">
      <style:text-properties style:use-window-font-color="true" style:text-outline="false" style:text-line-through-style="none" style:text-line-through-type="none" style:font-name="Courier New1" fo:font-size="9pt" fo:font-style="normal" fo:text-shadow="none" style:text-underline-style="none" fo:font-weight="normal" style:letter-kerning="true" style:font-name-asian="Courier New1" style:font-size-asian="9pt" style:font-style-asian="normal" style:font-weight-asian="normal" style:font-name-complex="Courier New1" style:font-size-complex="5.0999999046325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 fo:font-size="11pt" style:font-size-asian="9pt" style:font-size-complex="9pt"/>
    </style:style>
    <style:style style:name="T4" style:family="text">
      <style:text-properties style:font-name="Courier New1" fo:font-size="9pt" style:font-size-asian="9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286cm" svg:height="1.27cm" svg:x="1.633cm" svg:y="1.722cm">
          <text:p/>
        </draw:rect>
        <draw:rect draw:style-name="gr2" draw:text-style-name="P2" draw:layer="layout" svg:width="2.288cm" svg:height="1.323cm" svg:x="1.626cm" svg:y="3.511cm">
          <text:p/>
        </draw:rect>
        <draw:rect draw:style-name="gr3" draw:text-style-name="P3" draw:layer="layout" svg:width="2.288cm" svg:height="7.937cm" svg:x="1.625cm" svg:y="0.37cm">
          <text:p/>
        </draw:rect>
        <draw:path draw:style-name="gr4" draw:text-style-name="P4" draw:layer="layout" svg:width="2.287cm" svg:height="0cm" svg:x="1.625cm" svg:y="1.671cm" svg:viewBox="0 0 2288 0" svg:d="M0 0c763 0 1525 0 2288 0">
          <text:p/>
        </draw:path>
        <draw:frame draw:style-name="gr5" draw:text-style-name="P5" draw:layer="layout" svg:width="1.265cm" svg:height="0.615cm" svg:x="1.514cm" svg:y="0.269cm">
          <draw:text-box>
            <text:p><text:span text:style-name="T1">FFFF</text:span></text:p>
          </draw:text-box>
        </draw:frame>
        <draw:frame draw:style-name="gr5" draw:text-style-name="P5" draw:layer="layout" svg:width="1.265cm" svg:height="0.615cm" svg:x="1.514cm" svg:y="1.208cm">
          <draw:text-box>
            <text:p><text:span text:style-name="T1">F000</text:span></text:p>
          </draw:text-box>
        </draw:frame>
        <draw:path draw:style-name="gr4" draw:text-style-name="P4" draw:layer="layout" svg:width="2.287cm" svg:height="0cm" svg:x="1.625cm" svg:y="2.971cm" svg:viewBox="0 0 2288 0" svg:d="M0 0c763 0 1525 0 2288 0">
          <text:p/>
        </draw:path>
        <draw:frame draw:style-name="gr5" draw:text-style-name="P6" draw:layer="layout" svg:width="1.265cm" svg:height="0.615cm" svg:x="1.514cm" svg:y="1.57cm">
          <draw:text-box>
            <text:p><text:span text:style-name="T2">EFFF</text:span></text:p>
          </draw:text-box>
        </draw:frame>
        <draw:frame draw:style-name="gr6" draw:text-style-name="P7" draw:layer="layout" svg:width="1.264cm" svg:height="0.616cm" svg:x="1.514cm" svg:y="2.501cm">
          <draw:text-box>
            <text:p><text:span text:style-name="T2">E000</text:span></text:p>
          </draw:text-box>
        </draw:frame>
        <draw:rect draw:style-name="gr7" draw:text-style-name="P8" draw:layer="layout" svg:width="2.288cm" svg:height="1.906cm" svg:x="1.626cm" svg:y="5.591cm">
          <text:p/>
        </draw:rect>
        <draw:frame draw:style-name="gr6" draw:text-style-name="P7" draw:layer="layout" svg:width="1.264cm" svg:height="0.616cm" svg:x="1.514cm" svg:y="2.887cm">
          <draw:text-box>
            <text:p><text:span text:style-name="T2">DFFF</text:span></text:p>
          </draw:text-box>
        </draw:frame>
        <draw:frame draw:style-name="gr5" draw:text-style-name="P5" draw:layer="layout" svg:width="1.265cm" svg:height="0.615cm" svg:x="1.514cm" svg:y="7.809cm">
          <draw:text-box>
            <text:p><text:span text:style-name="T1">0000</text:span></text:p>
          </draw:text-box>
        </draw:frame>
        <draw:frame draw:style-name="gr8" draw:text-style-name="P9" draw:layer="layout" svg:width="2.031cm" svg:height="0.7cm" svg:x="3.907cm" svg:y="0.639cm">
          <draw:text-box>
            <text:p><text:span text:style-name="T3">Hardware</text:span></text:p>
          </draw:text-box>
        </draw:frame>
        <draw:frame draw:style-name="gr9" draw:text-style-name="P11" draw:layer="layout" svg:width="2.053cm" svg:height="1.149cm" svg:x="3.914cm" svg:y="1.739cm">
          <draw:text-box>
            <text:p text:style-name="P10"><text:span text:style-name="T3">Operating</text:span><text:span text:style-name="T3"><text:line-break/></text:span><text:span text:style-name="T3">system</text:span></text:p>
          </draw:text-box>
        </draw:frame>
        <draw:frame draw:style-name="gr10" draw:text-style-name="P11" draw:layer="layout" svg:width="1.364cm" svg:height="0.7cm" svg:x="4.229cm" svg:y="3.74cm">
          <draw:text-box>
            <text:p text:style-name="P10"><text:span text:style-name="T3">Stack</text:span></text:p>
          </draw:text-box>
        </draw:frame>
        <draw:frame draw:style-name="gr11" draw:text-style-name="P11" draw:layer="layout" svg:width="1.838cm" svg:height="0.7cm" svg:x="3.998cm" svg:y="6.24cm">
          <draw:text-box>
            <text:p text:style-name="P10"><text:span text:style-name="T3">Program</text:span></text:p>
          </draw:text-box>
        </draw:frame>
        <draw:frame draw:style-name="gr12" draw:text-style-name="P13" draw:layer="layout" svg:width="1.821cm" svg:height="0.517cm" svg:x="1.897cm" svg:y="6.686cm">
          <draw:text-box>
            <text:p text:style-name="P12"><text:span text:style-name="T4">getline()</text:span></text:p>
          </draw:text-box>
        </draw:frame>
        <draw:polyline draw:style-name="gr13" draw:text-style-name="P14" draw:layer="layout" svg:width="1.584cm" svg:height="4.48cm" svg:x="0.324cm" svg:y="2.424cm" svg:viewBox="0 0 1585 4481" draw:points="1585,4481 0,4481 0,0 1249,0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Lucida Sans1" svg:font-family="'Lucida Sans'" style:font-family-generic="modern" style:font-pitch="variable"/>
    <style:font-face style:name="SimSun1" svg:font-family="SimSun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Desnoyers</meta:initial-creator>
    <meta:creation-date>2012-08-19T22:22:01</meta:creation-date>
    <dc:date>2018-08-30T15:36:47.579275634</dc:date>
    <meta:editing-duration>PT14M46S</meta:editing-duration>
    <meta:editing-cycles>7</meta:editing-cycles>
    <meta:generator>NeoOffice/3.2017.4_Professional_Edition$MacOSX_X86_64 NeoOffice_project/0</meta:generator>
    <meta:document-statistic meta:object-count="18"/>
  </office:meta>
</office:document-meta>
</file>